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0.4035in"/>
    </style:style>
    <style:style style:name="co4" style:family="table-column">
      <style:table-column-properties fo:break-before="auto" style:column-width="1.7382in"/>
    </style:style>
    <style:style style:name="co5" style:family="table-column">
      <style:table-column-properties fo:break-before="auto" style:column-width="1.8937in"/>
    </style:style>
    <style:style style:name="co6" style:family="table-column">
      <style:table-column-properties fo:break-before="auto" style:column-width="1.2819in"/>
    </style:style>
    <style:style style:name="co7" style:family="table-column">
      <style:table-column-properties fo:break-before="auto" style:column-width="1.4898in"/>
    </style:style>
    <style:style style:name="co8" style:family="table-column">
      <style:table-column-properties fo:break-before="auto" style:column-width="1.2299in"/>
    </style:style>
    <style:style style:name="co9" style:family="table-column">
      <style:table-column-properties fo:break-before="auto" style:column-width="0.2646in"/>
    </style:style>
    <style:style style:name="co10" style:family="table-column">
      <style:table-column-properties fo:break-before="auto" style:column-width="0.7811in"/>
    </style:style>
    <style:style style:name="co11" style:family="table-column">
      <style:table-column-properties fo:break-before="auto" style:column-width="3.7902in"/>
    </style:style>
    <style:style style:name="co12" style:family="table-column">
      <style:table-column-properties fo:break-before="auto" style:column-width="2.1992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6.894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>
            <text:p>powe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0</text:p>
          </table:table-cell>
          <table:table-cell/>
          <table:table-cell table:number-columns-repeated="2" office:value-type="string">
            <text:p>09SWITCH</text:p>
          </table:table-cell>
          <table:table-cell office:value-type="string">
            <text:p>09S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01305">
            <text:p>3801305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5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8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4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3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1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7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2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6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JP9</text:p>
          </table:table-cell>
          <table:table-cell/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SLUG</text:p>
          </table:table-cell>
          <table:table-cell/>
          <table:table-cell office:value-type="string">
            <text:p>PINHD-1X7</text:p>
          </table:table-cell>
          <table:table-cell office:value-type="string">
            <text:p>1X07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36563">
            <text:p>63656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1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3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2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ACT04D</text:p>
          </table:table-cell>
          <table:table-cell office:value-type="string">
            <text:p>SO14</text:p>
          </table:table-cell>
          <table:table-cell office:value-type="string">
            <text:p>74xx-eu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90323">
            <text:p>9590323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8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5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7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6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2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4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6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2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1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2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2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4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3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9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0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2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1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6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4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3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7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9</text:p>
          </table:table-cell>
          <table:table-cell/>
          <table:table-cell office:value-type="string">
            <text:p>0.1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6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9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4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8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7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0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2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21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24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5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23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20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1</text:p>
          </table:table-cell>
          <table:table-cell/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377">
            <text:p>1463377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C9</text:p>
          </table:table-cell>
          <table:table-cell table:number-columns-repeated="2"/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2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20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2</text:p>
          </table:table-cell>
          <table:table-cell/>
          <table:table-cell office:value-type="string">
            <text:p>FB0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3</text:p>
          </table:table-cell>
          <table:table-cell/>
          <table:table-cell office:value-type="string">
            <text:p>FB1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5</text:p>
          </table:table-cell>
          <table:table-cell/>
          <table:table-cell office:value-type="string">
            <text:p>FB2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4</text:p>
          </table:table-cell>
          <table:table-cell/>
          <table:table-cell office:value-type="string">
            <text:p>FB3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5</text:p>
          </table:table-cell>
          <table:table-cell/>
          <table:table-cell office:value-type="string">
            <text:p>batcon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moto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moto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moto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wm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6</text:p>
          </table:table-cell>
          <table:table-cell/>
          <table:table-cell office:value-type="string">
            <text:p>log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SBPOWER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1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8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7</text:p>
          </table:table-cell>
          <table:table-cell/>
          <table:table-cell office:value-type="string">
            <text:p>servo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4</text:p>
          </table:table-cell>
          <table:table-cell/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09CON3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408">
            <text:p>3882408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7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9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wm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wm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wm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3</text:p>
          </table:table-cell>
          <table:table-cell/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B45181A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655">
            <text:p>12366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3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8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7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2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Sheet1.K165" table:end-x="0.0055in" table:end-y="0.1598in" draw:z-index="0" draw:name="http://img-europe.electrocomponents.com/uk/img/site/symbols/newSmall.gif" draw:style-name="gr1" draw:text-style-name="P1" svg:width="0.0055in" svg:height="0.0091in" svg:x="0in" svg:y="0.1508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Sheet1.K166" table:end-x="0.0055in" table:end-y="0.1508in" draw:z-index="1" draw:name="http://img-europe.electrocomponents.com/uk/img/site/symbols/newSmall.gif" draw:style-name="gr1" draw:text-style-name="P1" svg:width="0.0055in" svg:height="0.0094in" svg:x="0in" svg:y="0.1413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6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C8</text:p>
          </table:table-cell>
          <table:table-cell/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E1,8-4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451072">
            <text:p>9451072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C5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C3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7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5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6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S1</text:p>
          </table:table-cell>
          <table:table-cell/>
          <table:table-cell office:value-type="string">
            <text:p>DP04</text:p>
          </table:table-cell>
          <table:table-cell office:value-type="string">
            <text:p>DP-04</text:p>
          </table:table-cell>
          <table:table-cell office:value-type="string">
            <text:p>switch-di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/>
        </table:table-row>
        <table:table-row table:style-name="ro1">
          <table:table-cell office:value-type="string">
            <text:p>moto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7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8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D5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string">
            <text:p>D4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string">
            <text:p>CON-CHGIN</text:p>
          </table:table-cell>
          <table:table-cell/>
          <table:table-cell office:value-type="string">
            <text:p>charger</text:p>
          </table:table-cell>
          <table:table-cell office:value-type="string">
            <text:p>in</text:p>
          </table:table-cell>
          <table:table-cell office:value-type="string">
            <text:p>SCD-014A</text:p>
          </table:table-cell>
          <table:table-cell office:value-type="string">
            <text:p>SCD-014-A</text:p>
          </table:table-cell>
          <table:table-cell office:value-type="string">
            <text:p>con-shiua-chyuan</text:p>
          </table:table-cell>
          <table:table-cell office:value-type="float" office:value="1">
            <text:p>1</text:p>
          </table:table-cell>
          <table:table-cell/>
          <table:table-cell office:value-type="float" office:value="1217037">
            <text:p>1217037</text:p>
          </table:table-cell>
          <table:table-cell office:value-type="string">
            <text:p>LUMBERG - NEB 21 R - SOCKET, LOW VOLTAGE, 2.1MM</text:p>
          </table:table-cell>
          <table:table-cell table:number-columns-repeated="3"/>
        </table:table-row>
        <table:table-row table:style-name="ro1">
          <table:table-cell office:value-type="string">
            <text:p>pwm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LM4040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6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7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ON10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3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2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4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9</text:p>
          </table:table-cell>
          <table:table-cell/>
          <table:table-cell table:number-columns-repeated="2" office:value-type="string">
            <text:p>MSP430F169</text:p>
          </table:table-cell>
          <table:table-cell office:value-type="string">
            <text:p>LQFP-64</text:p>
          </table:table-cell>
          <table:table-cell office:value-type="string">
            <text:p>gumsen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2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1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3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/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Sheet</text:p>
          </table:table-cell>
          <table:table-cell table:number-columns-repeated="3"/>
          <table:table-cell office:value-type="string">
            <text:p>farnell part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1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2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moto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motor</text:p>
          </table:table-cell>
          <table:table-cell office:value-type="string">
            <text:p>R12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moto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8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pwm</text:p>
          </table:table-cell>
          <table:table-cell office:value-type="string">
            <text:p>R11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pwm</text:p>
          </table:table-cell>
          <table:table-cell office:value-type="string">
            <text:p>R10</text:p>
          </table:table-cell>
          <table:table-cell office:value-type="string">
            <text:p>ib</text:p>
          </table:table-cell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office:value-type="string">
            <text:p>rcl</text:p>
          </table:table-cell>
          <table:table-cell table:number-columns-repeated="6"/>
        </table:table-row>
        <table:table-row table:style-name="ro1">
          <table:table-cell office:value-type="string">
            <text:p>pwm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powe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powe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powe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pwm</text:p>
          </table:table-cell>
          <table:table-cell office:value-type="string">
            <text:p>R4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pwm</text:p>
          </table:table-cell>
          <table:table-cell office:value-type="string">
            <text:p>R3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pwm</text:p>
          </table:table-cell>
          <table:table-cell office:value-type="string">
            <text:p>R7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string">
            <text:p>msp430f223</text:p>
          </table:table-cell>
          <table:table-cell table:number-columns-repeated="7"/>
        </table:table-row>
        <table:table-row table:style-name="ro1">
          <table:table-cell office:value-type="string">
            <text:p>pwm</text:p>
          </table:table-cell>
          <table:table-cell office:value-type="string">
            <text:p>R6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pwm</text:p>
          </table:table-cell>
          <table:table-cell office:value-type="string">
            <text:p>R5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pwm</text:p>
          </table:table-cell>
          <table:table-cell office:value-type="string">
            <text:p>R8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moto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8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4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5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6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2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32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8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23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2</text:p>
          </table:table-cell>
          <table:table-cell office:value-type="string">
            <text:p>show r2</text:p>
          </table:table-cell>
          <table:table-cell office:value-type="string">
            <text:p>18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motor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motor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1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2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2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powe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3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3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2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24</text:p>
          </table:table-cell>
          <table:table-cell office:value-type="string">
            <text:p>-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12534">
            <text:p>612534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6</text:p>
          </table:table-cell>
          <table:table-cell office:value-type="string">
            <text:p>-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moto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1">
          <table:table-cell office:value-type="string">
            <text:p>pwm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power</text:p>
          </table:table-cell>
          <table:table-cell office:value-type="string">
            <text:p>R21</text:p>
          </table:table-cell>
          <table:table-cell/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24</text:p>
          </table:table-cell>
          <table:table-cell/>
          <table:table-cell office:value-type="string">
            <text:p>SMT2X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upple</text:p>
          </table:table-cell>
          <table:table-cell office:value-type="float" office:value="9689605">
            <text:p>9689605</text:p>
          </table:table-cell>
          <table:table-cell table:number-columns-repeated="3" office:value-type="string">
            <text:p>ONLY NEED 1 OR 2 OF THESE!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string">
            <text:p>R25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float" office:value="1100347">
            <text:p>1100347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28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float" office:value="9403140">
            <text:p>940314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30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float" office:value="1100347">
            <text:p>1100347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26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F1</text:p>
          </table:table-cell>
          <table:table-cell table:number-columns-repeated="2"/>
          <table:table-cell table:number-columns-repeated="2" office:value-type="string">
            <text:p>SH22,5</text:p>
          </table:table-cell>
          <table:table-cell office:value-type="string">
            <text:p>fu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62740">
            <text:p>116274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L1</text:p>
          </table:table-cell>
          <table:table-cell/>
          <table:table-cell table:number-columns-repeated="2" office:value-type="string">
            <text:p>SRM-1C-SL-5VDCRELAY</text:p>
          </table:table-cell>
          <table:table-cell office:value-type="string">
            <text:p>RELAY5PIN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94018">
            <text:p>1094018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9</text:p>
          </table:table-cell>
          <table:table-cell/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maby later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XB3</text:p>
          </table:table-cell>
          <table:table-cell/>
          <table:table-cell table:number-columns-repeated="3" office:value-type="string">
            <text:p>XBEE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table:number-columns-repeated="4" office:value-type="string">
            <text:p>2 OF THESE!</text:p>
          </table:table-cell>
        </table:table-row>
        <table:table-row table:style-name="ro1">
          <table:table-cell office:value-type="string">
            <text:p>pwm</text:p>
          </table:table-cell>
          <table:table-cell office:value-type="string">
            <text:p>D1</text:p>
          </table:table-cell>
          <table:table-cell/>
          <table:table-cell table:number-columns-repeated="2" office:value-type="string">
            <text:p>ZENERBZX384-C3V3</text:p>
          </table:table-cell>
          <table:table-cell office:value-type="string">
            <text:p>SOD323-W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35646">
            <text:p>8735646</text:p>
          </table:table-cell>
          <table:table-cell table:number-columns-repeated="4"/>
        </table:table-row>
      </table:table>
      <table:table table:name="Sheet2" table:style-name="ta1" table:print="false">
        <office:forms form:automatic-focus="false" form:apply-design-mode="false"/>
        <table:table-column table:style-name="co13" table:number-columns-repeated="7" table:default-cell-style-name="Default"/>
        <table:table-row table:style-name="ro1">
          <table:table-cell office:value-type="string">
            <text:p>R1</text:p>
          </table:table-cell>
          <table:table-cell/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10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11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13</text:p>
          </table:table-cell>
          <table:table-cell/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2</text:p>
          </table:table-cell>
          <table:table-cell/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3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4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5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6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7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8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3" table:default-cell-style-name="Default"/>
        <table:table-column table:style-name="co13" table:default-cell-style-name="ce2"/>
        <table:table-column table:style-name="co13" table:default-cell-style-name="Default"/>
        <table:table-column table:style-name="co1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float" office:value="286606">
            <text:p>286606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612534">
            <text:p>61253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081206">
            <text:p>108120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float" office:value="1094018">
            <text:p>1094018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2">
          <table:table-cell/>
          <table:table-cell table:style-name="ce3"/>
          <table:table-cell table:number-columns-repeated="2"/>
        </table:table-row>
        <table:table-row table:style-name="ro4">
          <table:table-cell/>
          <table:table-cell table:style-name="ce3" office:value-type="float" office:value="1100347">
            <text:p>110034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162740">
            <text:p>11627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17037">
            <text:p>121703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28332">
            <text:p>122833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217">
            <text:p>123621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655">
            <text:p>123665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88255">
            <text:p>1288255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/>
          <table:table-cell office:value-type="float" office:value="1298442">
            <text:p>129844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414037">
            <text:p>141403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31318">
            <text:p>1431318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3231">
            <text:p>146323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3377">
            <text:p>146337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463496">
            <text:p>1463496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7959">
            <text:p>1467959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1469649">
            <text:p>1469649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0">
            <text:p>146974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9">
            <text:p>1469749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9803">
            <text:p>1469803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float" office:value="1469811">
            <text:p>14698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580568">
            <text:p>1580568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3418297">
            <text:p>3418297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float" office:value="3801305">
            <text:p>380130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882391">
            <text:p>3882391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3882408">
            <text:p>388240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938335">
            <text:p>393833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8735646">
            <text:p>873564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331930">
            <text:p>9331930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/>
          <table:table-cell table:style-name="ce3" office:value-type="float" office:value="9403140">
            <text:p>94031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51072">
            <text:p>945107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71600">
            <text:p>947160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525297">
            <text:p>952529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9590323">
            <text:p>959032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694390">
            <text:p>969439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712887">
            <text:p>9712887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9846204">
            <text:p>9846204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846263">
            <text:p>984626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1465988</text:p>
          </table:table-cell>
          <table:table-cell office:value-type="float" office:value="37">
            <text:p>37</text:p>
          </table:table-cell>
          <table:table-cell/>
        </table:table-row>
        <table:table-row table:style-name="ro2">
          <table:table-cell/>
          <table:table-cell table:style-name="Default" office:value-type="float" office:value="3041050">
            <text:p>3041050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--------------</text:p>
          </table:table-cell>
          <table:table-cell table:number-columns-repeated="3"/>
        </table:table-row>
        <table:table-row table:style-name="ro2">
          <table:table-cell office:value-type="string">
            <text:p>cc end</text:p>
          </table:table-cell>
          <table:table-cell table:style-name="Default" office:value-type="float" office:value="3105295">
            <text:p>3105295</text:p>
          </table:table-cell>
          <table:table-cell office:value-type="float" office:value="5">
            <text:p>5</text:p>
          </table:table-cell>
          <table:table-cell/>
        </table:table-row>
        <table:table-row table:style-name="ro4">
          <table:table-cell office:value-type="string">
            <text:p>pwr jack</text:p>
          </table:table-cell>
          <table:table-cell table:style-name="ce1" office:value-type="float" office:value="1217034">
            <text:p>121703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slug umbillicle cable</text:p>
          </table:table-cell>
          <table:table-cell table:style-name="ce1" office:value-type="float" office:value="636502">
            <text:p>636502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slug socket</text:p>
          </table:table-cell>
          <table:table-cell table:style-name="ce1"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14">
          <table:table-cell table:number-columns-repeated="4"/>
        </table:table-row>
        <table:table-row table:style-name="ro2">
          <table:table-cell/>
          <table:table-cell office:value-type="float" office:value="9689605">
            <text:p>9689605</text:p>
          </table:table-cell>
          <table:table-cell office:value-type="float" office:value="1">
            <text:p>1</text:p>
          </table:table-cell>
          <table:table-cell office:value-type="string">
            <text:p>pinhead</text:p>
          </table:table-cell>
        </table:table-row>
        <table:table-row table:style-name="ro4">
          <table:table-cell/>
          <table:table-cell table:style-name="ce1" office:value-type="float" office:value="1117234">
            <text:p>1117234</text:p>
          </table:table-cell>
          <table:table-cell office:value-type="float" office:value="1">
            <text:p>1</text:p>
          </table:table-cell>
          <table:table-cell office:value-type="string">
            <text:p>PHYCOMP - 232270461002 - RESISTOR, 0603 1K 1%, REEL 5000</text:p>
          </table:table-cell>
        </table:table-row>
        <table:table-row table:style-name="ro4">
          <table:table-cell/>
          <table:table-cell table:style-name="ce1" office:value-type="float" office:value="1117236">
            <text:p>1117236</text:p>
          </table:table-cell>
          <table:table-cell office:value-type="float" office:value="1">
            <text:p>1</text:p>
          </table:table-cell>
          <table:table-cell office:value-type="string">
            <text:p>PHYCOMP - 232270461004 - RESISTOR, 0603 100K 1%, REEL 5000</text:p>
          </table:table-cell>
        </table:table-row>
        <table:table-row table:style-name="ro4">
          <table:table-cell/>
          <table:table-cell table:style-name="ce4" office:value-type="float" office:value="3882275">
            <text:p>3882275</text:p>
          </table:table-cell>
          <table:table-cell office:value-type="float" office:value="300">
            <text:p>300</text:p>
          </table:table-cell>
          <table:table-cell office:value-type="string">
            <text:p>CAMDEN ELECTRONICS - CTB9400/2 - TERMINAL BLOCK, PLUG-IN, 2WAY</text:p>
          </table:table-cell>
        </table:table-row>
        <table:table-row table:style-name="ro4">
          <table:table-cell/>
          <table:table-cell table:style-name="ce1" office:value-type="float" office:value="3882287">
            <text:p>3882287</text:p>
          </table:table-cell>
          <table:table-cell office:value-type="float" office:value="30">
            <text:p>30</text:p>
          </table:table-cell>
          <table:table-cell office:value-type="string">
            <text:p>CAMDEN ELECTRONICS - CTB9400/3 - TERMINAL BLOCK, PLUG-IN, 3WAY</text:p>
          </table:table-cell>
        </table:table-row>
        <table:table-row table:style-name="ro4">
          <table:table-cell/>
          <table:table-cell table:style-name="ce1" office:value-type="float" office:value="9971890">
            <text:p>9971890</text:p>
          </table:table-cell>
          <table:table-cell office:value-type="float" office:value="1">
            <text:p>1</text:p>
          </table:table-cell>
          <table:table-cell office:value-type="string">
            <text:p>crimps 4.8mm</text:p>
          </table:table-cell>
        </table:table-row>
        <table:table-row table:style-name="ro4">
          <table:table-cell/>
          <table:table-cell table:style-name="ce1" office:value-type="float" office:value="1123187">
            <text:p>1123187</text:p>
          </table:table-cell>
          <table:table-cell office:value-type="float" office:value="50">
            <text:p>50</text:p>
          </table:table-cell>
          <table:table-cell office:value-type="string">
            <text:p>8a fuse</text:p>
          </table:table-cell>
        </table:table-row>
        <table:table-row table:style-name="ro3">
          <table:table-cell/>
          <table:table-cell table:style-name="Default" office:value-type="string">
            <text:p>150433</text:p>
          </table:table-cell>
          <table:table-cell office:value-type="float" office:value="8">
            <text:p>8</text:p>
          </table:table-cell>
          <table:table-cell office:value-type="string">
            <text:p>ribbon cabe</text:p>
          </table:table-cell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 table:number-rows-repeated="141">
          <table:table-cell table:number-columns-repeated="4"/>
        </table:table-row>
        <table:table-row table:style-name="ro2">
          <table:table-cell/>
          <table:table-cell>
            <draw:frame table:end-cell-address="Sheet3.B220" table:end-x="0.0063in" table:end-y="0.015in" draw:z-index="0" draw:name="http://img-europe.electrocomponents.com/uk/img/site/symbols/newSmall.gif" draw:style-name="gr1" draw:text-style-name="P1" svg:width="0.0063in" svg:height="0.0087in" svg:x="0in" svg:y="0.0063in">
              <draw:image xlink:href="http://img-europe.electrocomponents.com/uk/img/site/symbols/newSmall.gif" xlink:type="simple" xlink:show="embed" xlink:actuate="onLoad">
                <text:p/>
              </draw:image>
            </draw:frame>
            <draw:frame table:end-cell-address="Sheet3.B221" table:end-x="0.0063in" table:end-y="0.0075in" draw:z-index="1" draw:name="http://img-europe.electrocomponents.com/uk/img/site/symbols/newSmall.gif" draw:style-name="gr1" draw:text-style-name="P1" svg:width="0.0063in" svg:height="0.0091in" svg:x="0in" svg:y="0.169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2" table:number-rows-repeated="65315">
          <table:table-cell table:number-columns-repeated="4"/>
        </table:table-row>
        <table:table-row table:style-name="ro2">
          <table:table-cell table:number-columns-repeated="4"/>
        </table:table-row>
      </table:table>
      <table:database-ranges>
        <table:database-range table:target-range-address="Sheet1.A1:Sheet1.IV65536" table:contains-header="false">
          <table:sort>
            <table:sort-by table:field-number="4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number:currency-style style:name="N12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1">11/11/2008</text:date>, <text:time>12:3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Tom Bennellick</meta:initial-creator>
    <meta:creation-date>2008-11-01T21:43:27</meta:creation-date>
    <dc:creator>Tom Bennellick</dc:creator>
    <dc:date>2008-11-11T12:33:41</dc:date>
    <meta:editing-cycles>21</meta:editing-cycles>
    <meta:editing-duration>PT7H46M16S</meta:editing-duration>
    <meta:user-defined meta:name="Info 1"/>
    <meta:user-defined meta:name="Info 2"/>
    <meta:user-defined meta:name="Info 3"/>
    <meta:user-defined meta:name="Info 4"/>
    <meta:document-statistic meta:table-count="3" meta:cell-count="2818" meta:object-count="4"/>
  </office:meta>
</office:document-meta>
</file>